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subtitle">
      <style:graphic-properties draw:fill-color="#ffffff" draw:auto-grow-height="true" fo:min-height="17.374cm"/>
    </style:style>
    <style:style style:name="pr2" style:family="presentation" style:parent-style-name="lyt-blackandwhite-notes">
      <style:graphic-properties draw:fill-color="#ffffff" draw:auto-grow-height="true" fo:min-height="12.57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ccccc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draw:frame presentation:style-name="pr1" draw:layer="layout" svg:width="23.5cm" svg:height="17.374cm" svg:x="2cm" svg:y="1.9cm" presentation:class="subtitle">
          <draw:text-box>
            <text:p><text:span text:style-name="T1">WebFinger</text:span></text:p>
            <text:p/>
            <text:p>Brad Fitzpatrick, Google</text:p>
            <text:p>brad@danga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32">
        <draw:frame presentation:style-name="pr1" draw:text-style-name="P1" draw:layer="layout" svg:width="23.5cm" svg:height="17.374cm" svg:x="2cm" svg:y="1.9cm" presentation:class="subtitle">
          <draw:text-box>
            <text:p text:style-name="P1"><text:span text:style-name="T2">WebFinger</text:span></text:p>
            <text:p text:style-name="P1"><text:span text:style-name="T3"/></text:p>
            <text:p text:style-name="P1"><text:span text:style-name="T3">Brad Fitzpatrick, Google</text:span></text:p>
            <text:p text:style-name="P1">brad@danga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paper4" style:repeat="stretch"/>
    </style:style>
    <style:style style:name="Mdp7" style:family="drawing-page">
      <style:drawing-page-properties draw:background-size="border" draw:fill="bitmap" draw:fill-image-name="aqua1" draw:fill-image-width="0cm" draw:fill-image-height="0cm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blendscreen2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4.55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6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6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7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8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d Fitzpatrick</meta:initial-creator>
    <meta:creation-date>2010-05-27T09:28:05</meta:creation-date>
    <meta:editing-duration>PT00H03M43S</meta:editing-duration>
    <meta:editing-cycles>2</meta:editing-cycles>
    <dc:date>2010-05-27T09:31:28</dc:date>
    <dc:creator>Brad Fitzpatrick</dc:creator>
    <meta:document-statistic meta:object-count="140"/>
    <meta:generator>OpenOffice.org/3.2$Unix OpenOffice.org_project/320m12$Build-9483</meta:generator>
  </office:meta>
</office:document-meta>
</file>